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planc constant (eV)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float" office:value="4.135667E-015" calcext:value-type="float">
            <text:p>4.14E-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</text:p>
          </table:table-cell>
          <table:table-cell table:number-columns-repeated="2"/>
          <table:table-cell table:style-name="ce1"/>
          <table:table-cell table:number-columns-repeated="3"/>
          <table:table-cell table:formula="of:=[.H3]*[.H8]" office:value-type="float" office:value="0.00000123983160993" calcext:value-type="float">
            <text:p>1.23983160993E-06</text:p>
          </table:table-cell>
        </table:table-row>
        <table:table-row table:style-name="ro1">
          <table:table-cell/>
          <table:table-cell office:value-type="string" calcext:value-type="string">
            <text:p>Order 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Line</text:p>
          </table:table-cell>
          <table:table-cell table:style-name="ce1" office:value-type="string" calcext:value-type="string">
            <text:p>E, keV</text:p>
          </table:table-cell>
          <table:table-cell table:number-columns-repeated="2"/>
          <table:table-cell office:value-type="string" calcext:value-type="string">
            <text:p>LiF 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K(b)</text:p>
          </table:table-cell>
          <table:table-cell table:formula="of:=[.B6]*4.14E-015*300000000/2/0.000000000201/SIN([.C6]*PI()/180)/1000" office:value-type="float" office:value="19.324051086992" calcext:value-type="float">
            <text:p>19.324</text:p>
          </table:table-cell>
          <table:table-cell table:number-columns-repeated="2"/>
          <table:table-cell table:style-name="ce3" office:value-type="float" office:value="0.0000000002014" calcext:value-type="float">
            <text:p>2.01E-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K(a)</text:p>
          </table:table-cell>
          <table:table-cell table:formula="of:=[.B7]*4.14E-015*300000000/2/0.000000000201/SIN([.C7]*PI()/180)/1000" office:value-type="float" office:value="17.2791608694308" calcext:value-type="float">
            <text:p>17.279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K(b)</text:p>
          </table:table-cell>
          <table:table-cell table:formula="of:=[.B8]*4.14E-015*300000000/2/0.000000000201/SIN([.C8]*PI()/180)/1000" office:value-type="float" office:value="19.5758698881995" calcext:value-type="float">
            <text:p>19.576</text:p>
          </table:table-cell>
          <table:table-cell table:number-columns-repeated="2"/>
          <table:table-cell table:style-name="ce3" office:value-type="float" office:value="299790000" calcext:value-type="float">
            <text:p>3.00E+0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K(a)</text:p>
          </table:table-cell>
          <table:table-cell table:formula="of:=[.B9]*4.14E-015*300000000/2/0.000000000201/SIN([.C9]*PI()/180)/1000" office:value-type="float" office:value="17.4006852349746" calcext:value-type="float">
            <text:p>17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(a)</text:p>
          </table:table-cell>
          <table:table-cell table:formula="of:=[.B10]*4.14E-015*300000000/2/0.000000000201/SIN([.C10]*PI()/180)/1000" office:value-type="float" office:value="17.490695926727" calcext:value-type="float">
            <text:p>17.491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Kbr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r 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Line</text:p>
          </table:table-cell>
          <table:table-cell table:style-name="ce1" office:value-type="string" calcext:value-type="string">
            <text:p>E, keV</text:p>
          </table:table-cell>
          <table:table-cell table:number-columns-repeated="2"/>
          <table:table-cell office:value-type="string" calcext:value-type="string">
            <text:p>Kbr 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(b)</text:p>
          </table:table-cell>
          <table:table-cell table:formula="of:=[.B16]*4.14E-015*300000000/2/0.000000000329/SIN([.C16]*PI()/180)/1000" office:value-type="float" office:value="19.6934965221614" calcext:value-type="float">
            <text:p>19.693</text:p>
          </table:table-cell>
          <table:table-cell table:number-columns-repeated="2"/>
          <table:table-cell table:style-name="ce3" office:value-type="float" office:value="0.000000000329" calcext:value-type="float">
            <text:p>3.29E-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K(a)</text:p>
          </table:table-cell>
          <table:table-cell table:formula="of:=[.B17]*4.14E-015*300000000/2/0.000000000329/SIN([.C17]*PI()/180)/1000" office:value-type="float" office:value="17.4773079115296" calcext:value-type="float">
            <text:p>17.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K(b)</text:p>
          </table:table-cell>
          <table:table-cell table:formula="of:=[.B18]*4.14E-015*300000000/2/0.000000000329/SIN([.C18]*PI()/180)/1000" office:value-type="float" office:value="19.6085467854077" calcext:value-type="float">
            <text:p>19.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K(a)</text:p>
          </table:table-cell>
          <table:table-cell table:formula="of:=[.B19]*4.14E-015*300000000/2/0.000000000329/SIN([.C19]*PI()/180)/1000" office:value-type="float" office:value="17.4417054214555" calcext:value-type="float">
            <text:p>17.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K(a)</text:p>
          </table:table-cell>
          <table:table-cell table:formula="of:=[.B20]*4.14E-015*300000000/2/0.000000000329/SIN([.C20]*PI()/180)/1000" office:value-type="float" office:value="17.4816594095565" calcext:value-type="float">
            <text:p>17.482</text:p>
          </table:table-cell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22:41:06.931347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56:30.440106604</meta:creation-date>
    <dc:date>2025-02-19T23:11:04.260611502</dc:date>
    <meta:editing-duration>PT21M3S</meta:editing-duration>
    <meta:editing-cycles>2</meta:editing-cycles>
    <meta:generator>LibreOffice/24.2.7.2$Linux_X86_64 LibreOffice_project/420$Build-2</meta:generator>
    <meta:document-statistic meta:table-count="1" meta:cell-count="59" meta:object-count="0"/>
  </office:meta>
</office:document-meta>
</file>